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400000252761085827AEDAD24.png" manifest:media-type="image/png"/>
  <manifest:file-entry manifest:full-path="Pictures/10000000000003E00000057B0CA50E8C7A6E59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6.352cm, 0cm, 1.567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23cm" fo:min-width="19.58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7.303cm" fo:min-width="0.0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9.25cm" svg:height="13.07cm" svg:x="1cm" svg:y="1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1" draw:text-style-name="P1" draw:layer="layout" svg:width="9.25cm" svg:height="13.07cm" svg:x="10.75cm" svg:y="1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1" draw:text-style-name="P1" draw:layer="layout" svg:width="9.25cm" svg:height="13.07cm" svg:x="1cm" svg:y="15.63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1" draw:text-style-name="P1" draw:layer="layout" svg:width="9.25cm" svg:height="13.07cm" svg:x="10.75cm" svg:y="15.63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2" draw:text-style-name="P1" draw:layer="layout" svg:width="9.25cm" svg:height="4.825cm" svg:x="1cm" svg:y="12.425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2" draw:text-style-name="P1" draw:layer="layout" svg:width="9.25cm" svg:height="4.825cm" svg:x="10.75cm" svg:y="12.405cm">
          <draw:image xlink:href="Pictures/10000000000001A400000252761085827AEDAD24.png" xlink:type="simple" xlink:show="embed" xlink:actuate="onLoad" loext:mime-type="image/png">
            <text:p/>
          </draw:image>
        </draw:frame>
        <draw:frame draw:style-name="gr1" draw:text-style-name="P1" draw:layer="layout" svg:width="20.999cm" svg:height="29.7cm" svg:x="0cm" svg:y="0cm">
          <draw:image xlink:href="Pictures/10000000000003E00000057B0CA50E8C7A6E59AF.jpg" xlink:type="simple" xlink:show="embed" xlink:actuate="onLoad" loext:mime-type="image/jpeg">
            <text:p/>
          </draw:image>
        </draw:frame>
        <draw:custom-shape draw:style-name="gr3" draw:text-style-name="P2" draw:layer="layout" svg:width="20.087cm" svg:height="0.973cm" svg:x="0.381cm" svg:y="0.1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087cm" svg:height="0.973cm" svg:x="0.534cm" svg:y="28.5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73cm" svg:height="27.553cm" svg:x="10.1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73cm" svg:height="27.553cm" svg:x="19.87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73cm" svg:height="27.553cm" svg:x="0.554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8T20:53:08.699000000</meta:creation-date>
    <dc:date>2020-10-29T00:22:58.560000000</dc:date>
    <meta:editing-duration>PT2H8M9S</meta:editing-duration>
    <meta:editing-cycles>1</meta:editing-cycles>
    <meta:document-statistic meta:object-count="12"/>
    <meta:generator>LibreOffice/6.3.5.2$Windows_X86_64 LibreOffice_project/dd0751754f11728f69b42ee2af66670068624673</meta:generator>
  </office:meta>
</office:document-meta>
</file>